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445in"/>
    </style:style>
    <style:style style:name="co2" style:family="table-column">
      <style:table-column-properties fo:break-before="auto" style:column-width="2.2126in"/>
    </style:style>
    <style:style style:name="co3" style:family="table-column">
      <style:table-column-properties fo:break-before="auto" style:column-width="2.652in"/>
    </style:style>
    <style:style style:name="co4" style:family="table-column">
      <style:table-column-properties fo:break-before="auto" style:column-width="2.5339in"/>
    </style:style>
    <style:style style:name="co5" style:family="table-column">
      <style:table-column-properties fo:break-before="auto" style:column-width="1.9016in"/>
    </style:style>
    <style:style style:name="co6" style:family="table-column">
      <style:table-column-properties fo:break-before="auto" style:column-width="2.1693in"/>
    </style:style>
    <style:style style:name="co7" style:family="table-column">
      <style:table-column-properties fo:break-before="auto" style:column-width="2.6091in"/>
    </style:style>
    <style:style style:name="co8" style:family="table-column">
      <style:table-column-properties fo:break-before="auto" style:column-width="2.4909in"/>
    </style:style>
    <style:style style:name="co9" style:family="table-column">
      <style:table-column-properties fo:break-before="auto" style:column-width="1.8264in"/>
    </style:style>
    <style:style style:name="co10" style:family="table-column">
      <style:table-column-properties fo:break-before="auto" style:column-width="2.0945in"/>
    </style:style>
    <style:style style:name="co11" style:family="table-column">
      <style:table-column-properties fo:break-before="auto" style:column-width="2.4161in"/>
    </style:style>
    <style:style style:name="co12" style:family="table-column">
      <style:table-column-properties fo:break-before="auto" style:column-width="2.3626in"/>
    </style:style>
    <style:style style:name="co13" style:family="table-column">
      <style:table-column-properties fo:break-before="auto" style:column-width="2.6307in"/>
    </style:style>
    <style:style style:name="co14" style:family="table-column">
      <style:table-column-properties fo:break-before="auto" style:column-width="3.0701in"/>
    </style:style>
    <style:style style:name="co15" style:family="table-column">
      <style:table-column-properties fo:break-before="auto" style:column-width="2.952in"/>
    </style:style>
    <style:style style:name="co16" style:family="table-column">
      <style:table-column-properties fo:break-before="auto" style:column-width="2.0516in"/>
    </style:style>
    <style:style style:name="co17" style:family="table-column">
      <style:table-column-properties fo:break-before="auto" style:column-width="2.3193in"/>
    </style:style>
    <style:style style:name="co18" style:family="table-column">
      <style:table-column-properties fo:break-before="auto" style:column-width="2.7591in"/>
    </style:style>
    <style:style style:name="co19" style:family="table-column">
      <style:table-column-properties fo:break-before="auto" style:column-width="2.6409in"/>
    </style:style>
    <style:style style:name="co20" style:family="table-column">
      <style:table-column-properties fo:break-before="auto" style:column-width="2.0299in"/>
    </style:style>
    <style:style style:name="co21" style:family="table-column">
      <style:table-column-properties fo:break-before="auto" style:column-width="2.298in"/>
    </style:style>
    <style:style style:name="co22" style:family="table-column">
      <style:table-column-properties fo:break-before="auto" style:column-width="2.7374in"/>
    </style:style>
    <style:style style:name="co23" style:family="table-column">
      <style:table-column-properties fo:break-before="auto" style:column-width="2.6201in"/>
    </style:style>
    <style:style style:name="co24" style:family="table-column">
      <style:table-column-properties fo:break-before="auto" style:column-width="1.7189in"/>
    </style:style>
    <style:style style:name="co25" style:family="table-column">
      <style:table-column-properties fo:break-before="auto" style:column-width="1.9866in"/>
    </style:style>
    <style:style style:name="co26" style:family="table-column">
      <style:table-column-properties fo:break-before="auto" style:column-width="2.4272in"/>
    </style:style>
    <style:style style:name="co27" style:family="table-column">
      <style:table-column-properties fo:break-before="auto" style:column-width="2.3091in"/>
    </style:style>
    <style:style style:name="co28" style:family="table-column">
      <style:table-column-properties fo:break-before="auto" style:column-width="2.5126in"/>
    </style:style>
    <style:style style:name="co29" style:family="table-column">
      <style:table-column-properties fo:break-before="auto" style:column-width="2.7807in"/>
    </style:style>
    <style:style style:name="co30" style:family="table-column">
      <style:table-column-properties fo:break-before="auto" style:column-width="3.2201in"/>
    </style:style>
    <style:style style:name="co31" style:family="table-column">
      <style:table-column-properties fo:break-before="auto" style:column-width="3.1028in"/>
    </style:style>
    <style:style style:name="co32" style:family="table-column">
      <style:table-column-properties fo:break-before="auto" style:column-width="2.1264in"/>
    </style:style>
    <style:style style:name="co33" style:family="table-column">
      <style:table-column-properties fo:break-before="auto" style:column-width="2.3945in"/>
    </style:style>
    <style:style style:name="co34" style:family="table-column">
      <style:table-column-properties fo:break-before="auto" style:column-width="2.8339in"/>
    </style:style>
    <style:style style:name="co35" style:family="table-column">
      <style:table-column-properties fo:break-before="auto" style:column-width="2.7165in"/>
    </style:style>
    <style:style style:name="co36" style:family="table-column">
      <style:table-column-properties fo:break-before="auto" style:column-width="1.8902in"/>
    </style:style>
    <style:style style:name="co37" style:family="table-column">
      <style:table-column-properties fo:break-before="auto" style:column-width="2.1583in"/>
    </style:style>
    <style:style style:name="co38" style:family="table-column">
      <style:table-column-properties fo:break-before="auto" style:column-width="2.5984in"/>
    </style:style>
    <style:style style:name="co39" style:family="table-column">
      <style:table-column-properties fo:break-before="auto" style:column-width="2.4807in"/>
    </style:style>
    <style:style style:name="co40" style:family="table-column">
      <style:table-column-properties fo:break-before="auto" style:column-width="1.6118in"/>
    </style:style>
    <style:style style:name="co41" style:family="table-column">
      <style:table-column-properties fo:break-before="auto" style:column-width="1.8799in"/>
    </style:style>
    <style:style style:name="co42" style:family="table-column">
      <style:table-column-properties fo:break-before="auto" style:column-width="2.2016in"/>
    </style:style>
    <style:style style:name="co43" style:family="table-column">
      <style:table-column-properties fo:break-before="auto" style:column-width="2.2445in"/>
    </style:style>
    <style:style style:name="co44" style:family="table-column">
      <style:table-column-properties fo:break-before="auto" style:column-width="1.6335in"/>
    </style:style>
    <style:style style:name="co45" style:family="table-column">
      <style:table-column-properties fo:break-before="auto" style:column-width="2.3409in"/>
    </style:style>
    <style:style style:name="co46" style:family="table-column">
      <style:table-column-properties fo:break-before="auto" style:column-width="2.2228in"/>
    </style:style>
    <style:style style:name="co47" style:family="table-column">
      <style:table-column-properties fo:break-before="auto" style:column-width="1.6437in"/>
    </style:style>
    <style:style style:name="co48" style:family="table-column">
      <style:table-column-properties fo:break-before="auto" style:column-width="1.9118in"/>
    </style:style>
    <style:style style:name="co49" style:family="table-column">
      <style:table-column-properties fo:break-before="auto" style:column-width="2.3516in"/>
    </style:style>
    <style:style style:name="co50" style:family="table-column">
      <style:table-column-properties fo:break-before="auto" style:column-width="2.2339in"/>
    </style:style>
    <style:style style:name="co51" style:family="table-column">
      <style:table-column-properties fo:break-before="auto" style:column-width="1.7516in"/>
    </style:style>
    <style:style style:name="co52" style:family="table-column">
      <style:table-column-properties fo:break-before="auto" style:column-width="2.0193in"/>
    </style:style>
    <style:style style:name="co53" style:family="table-column">
      <style:table-column-properties fo:break-before="auto" style:column-width="2.4591in"/>
    </style:style>
    <style:style style:name="co54" style:family="table-column">
      <style:table-column-properties fo:break-before="auto" style:column-width="2.9307in"/>
    </style:style>
    <style:style style:name="co55" style:family="table-column">
      <style:table-column-properties fo:break-before="auto" style:column-width="2.8134in"/>
    </style:style>
    <style:style style:name="co56" style:family="table-column">
      <style:table-column-properties fo:break-before="auto" style:column-width="1.9764in"/>
    </style:style>
    <style:style style:name="co57" style:family="table-column">
      <style:table-column-properties fo:break-before="auto" style:column-width="2.6839in"/>
    </style:style>
    <style:style style:name="co58" style:family="table-column">
      <style:table-column-properties fo:break-before="auto" style:column-width="2.5661in"/>
    </style:style>
    <style:style style:name="co59" style:family="table-column">
      <style:table-column-properties fo:break-before="auto" style:column-width="2.6626in"/>
    </style:style>
    <style:style style:name="co60" style:family="table-column">
      <style:table-column-properties fo:break-before="auto" style:column-width="3.3709in"/>
    </style:style>
    <style:style style:name="co61" style:family="table-column">
      <style:table-column-properties fo:break-before="auto" style:column-width="3.2528in"/>
    </style:style>
    <style:style style:name="co62" style:family="table-column">
      <style:table-column-properties fo:break-before="auto" style:column-width="2.2874in"/>
    </style:style>
    <style:style style:name="co63" style:family="table-column">
      <style:table-column-properties fo:break-before="auto" style:column-width="2.7272in"/>
    </style:style>
    <style:style style:name="co6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shapes>
          <draw:frame draw:z-index="0" draw:style-name="gr1" draw:text-style-name="P1" svg:width="6.2988in" svg:height="3.5429in" svg:x="9.3827in" svg:y="1.1059in">
            <draw:object draw:notify-on-update-of-ranges="result.B8:result.B27 result.C7:result.C7 result.C8:result.C27 result.D7:result.D7 result.D8:result.D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9087in" svg:height="4.5594in" svg:x="9.385in" svg:y="5.1972in">
            <draw:object draw:notify-on-update-of-ranges="result.B31:result.B50 result.C30:result.C30 result.C31:result.C50 result.D30:result.D30 result.D31:result.D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34" table:default-cell-style-name="Default"/>
        <table:table-column table:style-name="co44" table:default-cell-style-name="Default"/>
        <table:table-column table:style-name="co5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43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54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52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rtichoke_would_throw_count</text:p>
          </table:table-cell>
          <table:table-cell office:value-type="string" calcext:value-type="string">
            <text:p>artichoke_would_not_throw_count</text:p>
          </table:table-cell>
          <table:table-cell office:value-type="string" calcext:value-type="string">
            <text:p>artichoke_average_expected_rancidness</text:p>
          </table:table-cell>
          <table:table-cell office:value-type="string" calcext:value-type="string">
            <text:p>artichoke_average_desired_rancidness</text:p>
          </table:table-cell>
          <table:table-cell office:value-type="string" calcext:value-type="string">
            <text:p>avocado_would_throw_count</text:p>
          </table:table-cell>
          <table:table-cell office:value-type="string" calcext:value-type="string">
            <text:p>avocado_would_not_throw_count</text:p>
          </table:table-cell>
          <table:table-cell office:value-type="string" calcext:value-type="string">
            <text:p>avocado_average_expected_rancidness</text:p>
          </table:table-cell>
          <table:table-cell office:value-type="string" calcext:value-type="string">
            <text:p>avocado_average_desired_rancidness</text:p>
          </table:table-cell>
          <table:table-cell office:value-type="string" calcext:value-type="string">
            <text:p>banana_would_throw_count</text:p>
          </table:table-cell>
          <table:table-cell office:value-type="string" calcext:value-type="string">
            <text:p>banana_would_not_throw_count</text:p>
          </table:table-cell>
          <table:table-cell office:value-type="string" calcext:value-type="string">
            <text:p>banana_average_expected_rancidness</text:p>
          </table:table-cell>
          <table:table-cell office:value-type="string" calcext:value-type="string">
            <text:p>banana_average_desired_rancidness</text:p>
          </table:table-cell>
          <table:table-cell office:value-type="string" calcext:value-type="string">
            <text:p>brussels_sprout_would_throw_count</text:p>
          </table:table-cell>
          <table:table-cell office:value-type="string" calcext:value-type="string">
            <text:p>brussels_sprout_would_not_throw_count</text:p>
          </table:table-cell>
          <table:table-cell office:value-type="string" calcext:value-type="string">
            <text:p>brussels_sprout_average_expected_rancidness</text:p>
          </table:table-cell>
          <table:table-cell office:value-type="string" calcext:value-type="string">
            <text:p>brussels_sprout_average_desired_rancidness</text:p>
          </table:table-cell>
          <table:table-cell office:value-type="string" calcext:value-type="string">
            <text:p>cantaloupe_would_throw_count</text:p>
          </table:table-cell>
          <table:table-cell office:value-type="string" calcext:value-type="string">
            <text:p>cantaloupe_would_not_throw_count</text:p>
          </table:table-cell>
          <table:table-cell office:value-type="string" calcext:value-type="string">
            <text:p>cantaloupe_average_expected_rancidness</text:p>
          </table:table-cell>
          <table:table-cell office:value-type="string" calcext:value-type="string">
            <text:p>cantaloupe_average_desired_rancidness</text:p>
          </table:table-cell>
          <table:table-cell office:value-type="string" calcext:value-type="string">
            <text:p>cauliflower_would_throw_count</text:p>
          </table:table-cell>
          <table:table-cell office:value-type="string" calcext:value-type="string">
            <text:p>cauliflower_would_not_throw_count</text:p>
          </table:table-cell>
          <table:table-cell office:value-type="string" calcext:value-type="string">
            <text:p>cauliflower_average_expected_rancidness</text:p>
          </table:table-cell>
          <table:table-cell office:value-type="string" calcext:value-type="string">
            <text:p>cauliflower_average_desired_rancidness</text:p>
          </table:table-cell>
          <table:table-cell office:value-type="string" calcext:value-type="string">
            <text:p>chard_would_throw_count</text:p>
          </table:table-cell>
          <table:table-cell office:value-type="string" calcext:value-type="string">
            <text:p>chard_would_not_throw_count</text:p>
          </table:table-cell>
          <table:table-cell office:value-type="string" calcext:value-type="string">
            <text:p>chard_average_expected_rancidness</text:p>
          </table:table-cell>
          <table:table-cell office:value-type="string" calcext:value-type="string">
            <text:p>chard_average_desired_rancidness</text:p>
          </table:table-cell>
          <table:table-cell office:value-type="string" calcext:value-type="string">
            <text:p>crimini_mushroom_would_throw_count</text:p>
          </table:table-cell>
          <table:table-cell office:value-type="string" calcext:value-type="string">
            <text:p>crimini_mushroom_would_not_throw_count</text:p>
          </table:table-cell>
          <table:table-cell office:value-type="string" calcext:value-type="string">
            <text:p>crimini_mushroom_average_expected_rancidness</text:p>
          </table:table-cell>
          <table:table-cell office:value-type="string" calcext:value-type="string">
            <text:p>crimini_mushroom_average_desired_rancidness</text:p>
          </table:table-cell>
          <table:table-cell office:value-type="string" calcext:value-type="string">
            <text:p>golden_beet_would_throw_count</text:p>
          </table:table-cell>
          <table:table-cell office:value-type="string" calcext:value-type="string">
            <text:p>golden_beet_would_not_throw_count</text:p>
          </table:table-cell>
          <table:table-cell office:value-type="string" calcext:value-type="string">
            <text:p>golden_beet_average_expected_rancidness</text:p>
          </table:table-cell>
          <table:table-cell office:value-type="string" calcext:value-type="string">
            <text:p>golden_beet_average_desired_rancidness</text:p>
          </table:table-cell>
          <table:table-cell office:value-type="string" calcext:value-type="string">
            <text:p>jalapeno_would_throw_count</text:p>
          </table:table-cell>
          <table:table-cell office:value-type="string" calcext:value-type="string">
            <text:p>jalapeno_would_not_throw_count</text:p>
          </table:table-cell>
          <table:table-cell office:value-type="string" calcext:value-type="string">
            <text:p>jalapeno_average_expected_rancidness</text:p>
          </table:table-cell>
          <table:table-cell office:value-type="string" calcext:value-type="string">
            <text:p>jalapeno_average_desired_rancidness</text:p>
          </table:table-cell>
          <table:table-cell office:value-type="string" calcext:value-type="string">
            <text:p>kiwi_would_throw_count</text:p>
          </table:table-cell>
          <table:table-cell office:value-type="string" calcext:value-type="string">
            <text:p>kiwi_would_not_throw_count</text:p>
          </table:table-cell>
          <table:table-cell office:value-type="string" calcext:value-type="string">
            <text:p>kiwi_average_expected_rancidness</text:p>
          </table:table-cell>
          <table:table-cell office:value-type="string" calcext:value-type="string">
            <text:p>kiwi_average_desired_rancidness</text:p>
          </table:table-cell>
          <table:table-cell office:value-type="string" calcext:value-type="string">
            <text:p>korean_melon_would_throw_count</text:p>
          </table:table-cell>
          <table:table-cell office:value-type="string" calcext:value-type="string">
            <text:p>korean_melon_would_not_throw_count</text:p>
          </table:table-cell>
          <table:table-cell office:value-type="string" calcext:value-type="string">
            <text:p>korean_melon_average_expected_rancidness</text:p>
          </table:table-cell>
          <table:table-cell office:value-type="string" calcext:value-type="string">
            <text:p>korean_melon_average_desired_rancidness</text:p>
          </table:table-cell>
          <table:table-cell office:value-type="string" calcext:value-type="string">
            <text:p>lime_would_throw_count</text:p>
          </table:table-cell>
          <table:table-cell office:value-type="string" calcext:value-type="string">
            <text:p>lime_would_not_throw_count</text:p>
          </table:table-cell>
          <table:table-cell office:value-type="string" calcext:value-type="string">
            <text:p>lime_average_expected_rancidness</text:p>
          </table:table-cell>
          <table:table-cell office:value-type="string" calcext:value-type="string">
            <text:p>lime_average_desired_rancidness</text:p>
          </table:table-cell>
          <table:table-cell office:value-type="string" calcext:value-type="string">
            <text:p>pear_would_throw_count</text:p>
          </table:table-cell>
          <table:table-cell office:value-type="string" calcext:value-type="string">
            <text:p>pear_would_not_throw_count</text:p>
          </table:table-cell>
          <table:table-cell office:value-type="string" calcext:value-type="string">
            <text:p>pear_average_expected_rancidness</text:p>
          </table:table-cell>
          <table:table-cell office:value-type="string" calcext:value-type="string">
            <text:p>pear_average_desired_rancidness</text:p>
          </table:table-cell>
          <table:table-cell office:value-type="string" calcext:value-type="string">
            <text:p>plucot_would_throw_count</text:p>
          </table:table-cell>
          <table:table-cell office:value-type="string" calcext:value-type="string">
            <text:p>plucot_would_not_throw_count</text:p>
          </table:table-cell>
          <table:table-cell office:value-type="string" calcext:value-type="string">
            <text:p>plucot_average_expected_rancidness</text:p>
          </table:table-cell>
          <table:table-cell office:value-type="string" calcext:value-type="string">
            <text:p>plucot_average_desired_rancidness</text:p>
          </table:table-cell>
          <table:table-cell office:value-type="string" calcext:value-type="string">
            <text:p>red_grapefruit_would_throw_count</text:p>
          </table:table-cell>
          <table:table-cell office:value-type="string" calcext:value-type="string">
            <text:p>red_grapefruit_would_not_throw_count</text:p>
          </table:table-cell>
          <table:table-cell office:value-type="string" calcext:value-type="string">
            <text:p>red_grapefruit_average_expected_rancidness</text:p>
          </table:table-cell>
          <table:table-cell office:value-type="string" calcext:value-type="string">
            <text:p>red_grapefruit_average_desired_rancidness</text:p>
          </table:table-cell>
          <table:table-cell office:value-type="string" calcext:value-type="string">
            <text:p>red_onion_would_throw_count</text:p>
          </table:table-cell>
          <table:table-cell office:value-type="string" calcext:value-type="string">
            <text:p>red_onion_would_not_throw_count</text:p>
          </table:table-cell>
          <table:table-cell office:value-type="string" calcext:value-type="string">
            <text:p>red_onion_average_expected_rancidness</text:p>
          </table:table-cell>
          <table:table-cell office:value-type="string" calcext:value-type="string">
            <text:p>red_onion_average_desired_rancidness</text:p>
          </table:table-cell>
          <table:table-cell office:value-type="string" calcext:value-type="string">
            <text:p>straightneck_squash_would_throw_count</text:p>
          </table:table-cell>
          <table:table-cell office:value-type="string" calcext:value-type="string">
            <text:p>straightneck_squash_would_not_throw_count</text:p>
          </table:table-cell>
          <table:table-cell office:value-type="string" calcext:value-type="string">
            <text:p>straightneck_squash_average_expected_rancidness</text:p>
          </table:table-cell>
          <table:table-cell office:value-type="string" calcext:value-type="string">
            <text:p>straightneck_squash_average_desired_rancidness</text:p>
          </table:table-cell>
          <table:table-cell office:value-type="string" calcext:value-type="string">
            <text:p>strawberry_would_throw_count</text:p>
          </table:table-cell>
          <table:table-cell office:value-type="string" calcext:value-type="string">
            <text:p>strawberry_would_not_throw_count</text:p>
          </table:table-cell>
          <table:table-cell office:value-type="string" calcext:value-type="string">
            <text:p>strawberry_average_expected_rancidness</text:p>
          </table:table-cell>
          <table:table-cell office:value-type="string" calcext:value-type="string">
            <text:p>strawberry_average_desired_rancidness</text:p>
          </table:table-cell>
          <table:table-cell office:value-type="string" calcext:value-type="string">
            <text:p>tomatillo_would_throw_count</text:p>
          </table:table-cell>
          <table:table-cell office:value-type="string" calcext:value-type="string">
            <text:p>tomatillo_would_not_throw_count</text:p>
          </table:table-cell>
          <table:table-cell office:value-type="string" calcext:value-type="string">
            <text:p>tomatillo_average_expected_rancidness</text:p>
          </table:table-cell>
          <table:table-cell office:value-type="string" calcext:value-type="string">
            <text:p>tomatillo_average_desired_rancidnes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.26923076923077" calcext:value-type="float">
            <text:p>3.26923076923077</text:p>
          </table:table-cell>
          <table:table-cell office:value-type="float" office:value="3.28205128205128" calcext:value-type="float">
            <text:p>3.28205128205128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3.80263157894737" calcext:value-type="float">
            <text:p>3.80263157894737</text:p>
          </table:table-cell>
          <table:table-cell office:value-type="float" office:value="3.36486486486487" calcext:value-type="float">
            <text:p>3.36486486486487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.21621621621622" calcext:value-type="float">
            <text:p>3.21621621621622</text:p>
          </table:table-cell>
          <table:table-cell office:value-type="float" office:value="3.24358974358974" calcext:value-type="float">
            <text:p>3.24358974358974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.26923076923077" calcext:value-type="float">
            <text:p>2.26923076923077</text:p>
          </table:table-cell>
          <table:table-cell office:value-type="float" office:value="2.43243243243243" calcext:value-type="float">
            <text:p>2.43243243243243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.92307692307692" calcext:value-type="float">
            <text:p>2.92307692307692</text:p>
          </table:table-cell>
          <table:table-cell office:value-type="float" office:value="2.77631578947368" calcext:value-type="float">
            <text:p>2.7763157894736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.48026315789474" calcext:value-type="float">
            <text:p>2.48026315789474</text:p>
          </table:table-cell>
          <table:table-cell office:value-type="float" office:value="2.98076923076923" calcext:value-type="float">
            <text:p>2.98076923076923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.94736842105263" calcext:value-type="float">
            <text:p>2.94736842105263</text:p>
          </table:table-cell>
          <table:table-cell office:value-type="float" office:value="2.78378378378378" calcext:value-type="float">
            <text:p>2.7837837837837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.64864864864865" calcext:value-type="float">
            <text:p>2.64864864864865</text:p>
          </table:table-cell>
          <table:table-cell office:value-type="float" office:value="2.74248648648649" calcext:value-type="float">
            <text:p>2.7424864864864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.73947368421053" calcext:value-type="float">
            <text:p>2.73947368421053</text:p>
          </table:table-cell>
          <table:table-cell office:value-type="float" office:value="3.05128205128205" calcext:value-type="float">
            <text:p>3.0512820512820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.64864864864865" calcext:value-type="float">
            <text:p>2.64864864864865</text:p>
          </table:table-cell>
          <table:table-cell office:value-type="float" office:value="2.77083333333333" calcext:value-type="float">
            <text:p>2.77083333333333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.40394736842105" calcext:value-type="float">
            <text:p>3.40394736842105</text:p>
          </table:table-cell>
          <table:table-cell office:value-type="float" office:value="3.29059828205128" calcext:value-type="float">
            <text:p>3.29059828205128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.85526315789474" calcext:value-type="float">
            <text:p>2.85526315789474</text:p>
          </table:table-cell>
          <table:table-cell office:value-type="float" office:value="2.61538461538462" calcext:value-type="float">
            <text:p>2.6153846153846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.51315789473684" calcext:value-type="float">
            <text:p>2.51315789473684</text:p>
          </table:table-cell>
          <table:table-cell office:value-type="float" office:value="2.76315789473684" calcext:value-type="float">
            <text:p>2.76315789473684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3.48684210526316" calcext:value-type="float">
            <text:p>3.48684210526316</text:p>
          </table:table-cell>
          <table:table-cell office:value-type="float" office:value="3.21794871794872" calcext:value-type="float">
            <text:p>3.2179487179487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.26973684210526" calcext:value-type="float">
            <text:p>3.26973684210526</text:p>
          </table:table-cell>
          <table:table-cell office:value-type="float" office:value="3.07948717948718" calcext:value-type="float">
            <text:p>3.07948717948718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.875" calcext:value-type="float">
            <text:p>2.875</text:p>
          </table:table-cell>
          <table:table-cell office:value-type="float" office:value="2.92307692307692" calcext:value-type="float">
            <text:p>2.9230769230769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.69736842105263" calcext:value-type="float">
            <text:p>2.69736842105263</text:p>
          </table:table-cell>
          <table:table-cell office:value-type="float" office:value="2.68918918918919" calcext:value-type="float">
            <text:p>2.68918918918919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3.00657894736842" calcext:value-type="float">
            <text:p>3.00657894736842</text:p>
          </table:table-cell>
          <table:table-cell office:value-type="float" office:value="2.83974358974359" calcext:value-type="float">
            <text:p>2.8397435897435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.63717948717949" calcext:value-type="float">
            <text:p>3.63717948717949</text:p>
          </table:table-cell>
          <table:table-cell office:value-type="float" office:value="3.05128205128205" calcext:value-type="float">
            <text:p>3.05128205128205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3.18421052631579" calcext:value-type="float">
            <text:p>3.18421052631579</text:p>
          </table:table-cell>
          <table:table-cell office:value-type="float" office:value="3.44871794871795" calcext:value-type="float">
            <text:p>3.44871794871795</text:p>
          </table:table-cell>
        </table:table-row>
        <table:table-row table:style-name="ro1" table:number-rows-repeated="4">
          <table:table-cell table:number-columns-repeated="80"/>
        </table:table-row>
        <table:table-row table:style-name="ro1"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Artichoke</text:p>
          </table:table-cell>
          <table:table-cell table:formula="of:=[$result.$E$2]" office:value-type="float" office:value="26" calcext:value-type="float">
            <text:p>26</text:p>
          </table:table-cell>
          <table:table-cell table:formula="of:=[$result.$F$2]" office:value-type="float" office:value="13" calcext:value-type="float">
            <text:p>13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Avocado</text:p>
          </table:table-cell>
          <table:table-cell table:formula="of:=[$result.$I$2]" office:value-type="float" office:value="22" calcext:value-type="float">
            <text:p>22</text:p>
          </table:table-cell>
          <table:table-cell table:formula="of:=[$result.$J$2]" office:value-type="float" office:value="17" calcext:value-type="float">
            <text:p>17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Banana</text:p>
          </table:table-cell>
          <table:table-cell table:formula="of:=[$result.$M$2]" office:value-type="float" office:value="23" calcext:value-type="float">
            <text:p>23</text:p>
          </table:table-cell>
          <table:table-cell table:formula="of:=[$result.$N$2]" office:value-type="float" office:value="16" calcext:value-type="float">
            <text:p>16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Brussels Sprout</text:p>
          </table:table-cell>
          <table:table-cell table:formula="of:=[$result.$Q$2]" office:value-type="float" office:value="26" calcext:value-type="float">
            <text:p>26</text:p>
          </table:table-cell>
          <table:table-cell table:formula="of:=[$result.$R$2]" office:value-type="float" office:value="13" calcext:value-type="float">
            <text:p>13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Cantaloupe</text:p>
          </table:table-cell>
          <table:table-cell table:formula="of:=[$result.$U$2]" office:value-type="float" office:value="23" calcext:value-type="float">
            <text:p>23</text:p>
          </table:table-cell>
          <table:table-cell table:formula="of:=[$result.$V$2]" office:value-type="float" office:value="16" calcext:value-type="float">
            <text:p>16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Cauliflower</text:p>
          </table:table-cell>
          <table:table-cell table:formula="of:=[$result.$Y$2]" office:value-type="float" office:value="13" calcext:value-type="float">
            <text:p>13</text:p>
          </table:table-cell>
          <table:table-cell table:formula="of:=[$result.$Z$2]" office:value-type="float" office:value="26" calcext:value-type="float">
            <text:p>26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Chard</text:p>
          </table:table-cell>
          <table:table-cell table:formula="of:=[$result.$AC$2]" office:value-type="float" office:value="18" calcext:value-type="float">
            <text:p>18</text:p>
          </table:table-cell>
          <table:table-cell table:formula="of:=[$result.$AD$2]" office:value-type="float" office:value="21" calcext:value-type="float">
            <text:p>21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Crimini Mushroom</text:p>
          </table:table-cell>
          <table:table-cell table:formula="of:=[$result.$AG$2]" office:value-type="float" office:value="30" calcext:value-type="float">
            <text:p>30</text:p>
          </table:table-cell>
          <table:table-cell table:formula="of:=[$result.$AH$2]" office:value-type="float" office:value="9" calcext:value-type="float">
            <text:p>9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Golden Beet</text:p>
          </table:table-cell>
          <table:table-cell table:formula="of:=[$result.$AK$2]" office:value-type="float" office:value="28" calcext:value-type="float">
            <text:p>28</text:p>
          </table:table-cell>
          <table:table-cell table:formula="of:=[$result.$AL$2]" office:value-type="float" office:value="11" calcext:value-type="float">
            <text:p>11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Jalapeno</text:p>
          </table:table-cell>
          <table:table-cell table:formula="of:=[$result.$AO$2]" office:value-type="float" office:value="29" calcext:value-type="float">
            <text:p>29</text:p>
          </table:table-cell>
          <table:table-cell table:formula="of:=[$result.$AP$2]" office:value-type="float" office:value="10" calcext:value-type="float">
            <text:p>10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Kiwi</text:p>
          </table:table-cell>
          <table:table-cell table:formula="of:=[$result.$AS$2]" office:value-type="float" office:value="25" calcext:value-type="float">
            <text:p>25</text:p>
          </table:table-cell>
          <table:table-cell table:formula="of:=[$result.$AT$2]" office:value-type="float" office:value="14" calcext:value-type="float">
            <text:p>14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Korean Melon</text:p>
          </table:table-cell>
          <table:table-cell table:formula="of:=[$result.$AW$2]" office:value-type="float" office:value="24" calcext:value-type="float">
            <text:p>24</text:p>
          </table:table-cell>
          <table:table-cell table:formula="of:=[$result.$AX$2]" office:value-type="float" office:value="15" calcext:value-type="float">
            <text:p>15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Lime</text:p>
          </table:table-cell>
          <table:table-cell table:formula="of:=[$result.$BA$2]" office:value-type="float" office:value="28" calcext:value-type="float">
            <text:p>28</text:p>
          </table:table-cell>
          <table:table-cell table:formula="of:=[$result.$BB$2]" office:value-type="float" office:value="11" calcext:value-type="float">
            <text:p>11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Pear</text:p>
          </table:table-cell>
          <table:table-cell table:formula="of:=[$result.$BE$2]" office:value-type="float" office:value="27" calcext:value-type="float">
            <text:p>27</text:p>
          </table:table-cell>
          <table:table-cell table:formula="of:=[$result.$BF$2]" office:value-type="float" office:value="12" calcext:value-type="float">
            <text:p>12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Plucot</text:p>
          </table:table-cell>
          <table:table-cell table:formula="of:=[$result.$BI$2]" office:value-type="float" office:value="28" calcext:value-type="float">
            <text:p>28</text:p>
          </table:table-cell>
          <table:table-cell table:formula="of:=[$result.$BJ$2]" office:value-type="float" office:value="11" calcext:value-type="float">
            <text:p>11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Red Grapefruit</text:p>
          </table:table-cell>
          <table:table-cell table:formula="of:=[$result.$BM$2]" office:value-type="float" office:value="30" calcext:value-type="float">
            <text:p>30</text:p>
          </table:table-cell>
          <table:table-cell table:formula="of:=[$result.$BN$2]" office:value-type="float" office:value="9" calcext:value-type="float">
            <text:p>9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Red Onion</text:p>
          </table:table-cell>
          <table:table-cell table:formula="of:=[$result.$BQ$2]" office:value-type="float" office:value="26" calcext:value-type="float">
            <text:p>26</text:p>
          </table:table-cell>
          <table:table-cell table:formula="of:=[$result.$BR$2]" office:value-type="float" office:value="13" calcext:value-type="float">
            <text:p>13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Straightneck Squash</text:p>
          </table:table-cell>
          <table:table-cell table:formula="of:=[$result.$BU$2]" office:value-type="float" office:value="16" calcext:value-type="float">
            <text:p>16</text:p>
          </table:table-cell>
          <table:table-cell table:formula="of:=[$result.$BV$2]" office:value-type="float" office:value="23" calcext:value-type="float">
            <text:p>23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Strawberry</text:p>
          </table:table-cell>
          <table:table-cell table:formula="of:=[$result.$BY$2]" office:value-type="float" office:value="24" calcext:value-type="float">
            <text:p>24</text:p>
          </table:table-cell>
          <table:table-cell table:formula="of:=[$result.$BZ$2]" office:value-type="float" office:value="15" calcext:value-type="float">
            <text:p>15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Tomatillo</text:p>
          </table:table-cell>
          <table:table-cell table:formula="of:=[$result.$E$2]" office:value-type="float" office:value="26" calcext:value-type="float">
            <text:p>26</text:p>
          </table:table-cell>
          <table:table-cell table:formula="of:=[$result.$F$2]" office:value-type="float" office:value="13" calcext:value-type="float">
            <text:p>13</text:p>
          </table:table-cell>
          <table:table-cell table:number-columns-repeated="76"/>
        </table:table-row>
        <table:table-row table:style-name="ro1" table:number-rows-repeated="2">
          <table:table-cell table:number-columns-repeated="80"/>
        </table:table-row>
        <table:table-row table:style-name="ro1">
          <table:table-cell table:number-columns-repeated="2"/>
          <table:table-cell office:value-type="string" calcext:value-type="string">
            <text:p>Expected Rancidness</text:p>
          </table:table-cell>
          <table:table-cell office:value-type="string" calcext:value-type="string">
            <text:p>Desired Rancidness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Artichoke</text:p>
          </table:table-cell>
          <table:table-cell table:formula="of:=[$result.$C$2]" office:value-type="float" office:value="3.26923076923077" calcext:value-type="float">
            <text:p>3.26923076923077</text:p>
          </table:table-cell>
          <table:table-cell table:formula="of:=[$result.$D$2]" office:value-type="float" office:value="3.28205128205128" calcext:value-type="float">
            <text:p>3.28205128205128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Avocado</text:p>
          </table:table-cell>
          <table:table-cell table:formula="of:=[$result.$G$2]" office:value-type="float" office:value="3.80263157894737" calcext:value-type="float">
            <text:p>3.80263157894737</text:p>
          </table:table-cell>
          <table:table-cell table:formula="of:=[$result.$H$2]" office:value-type="float" office:value="3.36486486486487" calcext:value-type="float">
            <text:p>3.36486486486487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Banana</text:p>
          </table:table-cell>
          <table:table-cell table:formula="of:=[$result.$K$2]" office:value-type="float" office:value="3.21621621621622" calcext:value-type="float">
            <text:p>3.21621621621622</text:p>
          </table:table-cell>
          <table:table-cell table:formula="of:=[$result.$L$2]" office:value-type="float" office:value="3.24358974358974" calcext:value-type="float">
            <text:p>3.24358974358974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Brussels Sprout</text:p>
          </table:table-cell>
          <table:table-cell table:formula="of:=[$result.$O$2]" office:value-type="float" office:value="2.26923076923077" calcext:value-type="float">
            <text:p>2.26923076923077</text:p>
          </table:table-cell>
          <table:table-cell table:formula="of:=[$result.$P$2]" office:value-type="float" office:value="2.43243243243243" calcext:value-type="float">
            <text:p>2.43243243243243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Cantaloupe</text:p>
          </table:table-cell>
          <table:table-cell table:formula="of:=[$result.$S$2]" office:value-type="float" office:value="2.92307692307692" calcext:value-type="float">
            <text:p>2.92307692307692</text:p>
          </table:table-cell>
          <table:table-cell table:formula="of:=[$result.$T$2]" office:value-type="float" office:value="2.77631578947368" calcext:value-type="float">
            <text:p>2.77631578947368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Cauliflower</text:p>
          </table:table-cell>
          <table:table-cell table:formula="of:=[$result.$W$2]" office:value-type="float" office:value="2.48026315789474" calcext:value-type="float">
            <text:p>2.48026315789474</text:p>
          </table:table-cell>
          <table:table-cell table:formula="of:=[$result.$X$2]" office:value-type="float" office:value="2.98076923076923" calcext:value-type="float">
            <text:p>2.98076923076923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Chard</text:p>
          </table:table-cell>
          <table:table-cell table:formula="of:=[$result.$AA$2]" office:value-type="float" office:value="2.94736842105263" calcext:value-type="float">
            <text:p>2.94736842105263</text:p>
          </table:table-cell>
          <table:table-cell table:formula="of:=[$result.$AB$2]" office:value-type="float" office:value="2.78378378378378" calcext:value-type="float">
            <text:p>2.78378378378378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Crimini Mushroom</text:p>
          </table:table-cell>
          <table:table-cell table:formula="of:=[$result.$AE$2]" office:value-type="float" office:value="2.64864864864865" calcext:value-type="float">
            <text:p>2.64864864864865</text:p>
          </table:table-cell>
          <table:table-cell table:formula="of:=[$result.$AF$2]" office:value-type="float" office:value="2.74248648648649" calcext:value-type="float">
            <text:p>2.74248648648649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Golden Beet</text:p>
          </table:table-cell>
          <table:table-cell table:formula="of:=[$result.$AI$2]" office:value-type="float" office:value="2.73947368421053" calcext:value-type="float">
            <text:p>2.73947368421053</text:p>
          </table:table-cell>
          <table:table-cell table:formula="of:=[$result.$AJ$2]" office:value-type="float" office:value="3.05128205128205" calcext:value-type="float">
            <text:p>3.05128205128205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Jalapeno</text:p>
          </table:table-cell>
          <table:table-cell table:formula="of:=[$result.$AM$2]" office:value-type="float" office:value="2.64864864864865" calcext:value-type="float">
            <text:p>2.64864864864865</text:p>
          </table:table-cell>
          <table:table-cell table:formula="of:=[$result.$AN$2]" office:value-type="float" office:value="2.77083333333333" calcext:value-type="float">
            <text:p>2.77083333333333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Kiwi</text:p>
          </table:table-cell>
          <table:table-cell table:formula="of:=[$result.$AQ$2]" office:value-type="float" office:value="3.40394736842105" calcext:value-type="float">
            <text:p>3.40394736842105</text:p>
          </table:table-cell>
          <table:table-cell table:formula="of:=[$result.$AR$2]" office:value-type="float" office:value="3.29059828205128" calcext:value-type="float">
            <text:p>3.29059828205128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Korean Melon</text:p>
          </table:table-cell>
          <table:table-cell table:formula="of:=[$result.$AU$2]" office:value-type="float" office:value="2.85526315789474" calcext:value-type="float">
            <text:p>2.85526315789474</text:p>
          </table:table-cell>
          <table:table-cell table:formula="of:=[$result.$AV$2]" office:value-type="float" office:value="2.61538461538462" calcext:value-type="float">
            <text:p>2.61538461538462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Lime</text:p>
          </table:table-cell>
          <table:table-cell table:formula="of:=[$result.$AY$2]" office:value-type="float" office:value="2.51315789473684" calcext:value-type="float">
            <text:p>2.51315789473684</text:p>
          </table:table-cell>
          <table:table-cell table:formula="of:=[$result.$AZ$2]" office:value-type="float" office:value="2.76315789473684" calcext:value-type="float">
            <text:p>2.76315789473684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Pear</text:p>
          </table:table-cell>
          <table:table-cell table:formula="of:=[$result.$BC$2]" office:value-type="float" office:value="3.48684210526316" calcext:value-type="float">
            <text:p>3.48684210526316</text:p>
          </table:table-cell>
          <table:table-cell table:formula="of:=[$result.$BD$2]" office:value-type="float" office:value="3.21794871794872" calcext:value-type="float">
            <text:p>3.21794871794872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Plucot</text:p>
          </table:table-cell>
          <table:table-cell table:formula="of:=[$result.$BG$2]" office:value-type="float" office:value="3.26973684210526" calcext:value-type="float">
            <text:p>3.26973684210526</text:p>
          </table:table-cell>
          <table:table-cell table:formula="of:=[$result.$BH$2]" office:value-type="float" office:value="3.07948717948718" calcext:value-type="float">
            <text:p>3.07948717948718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Red Grapefruit</text:p>
          </table:table-cell>
          <table:table-cell table:formula="of:=[$result.$BK$2]" office:value-type="float" office:value="2.875" calcext:value-type="float">
            <text:p>2.875</text:p>
          </table:table-cell>
          <table:table-cell table:formula="of:=[$result.$BL$2]" office:value-type="float" office:value="2.92307692307692" calcext:value-type="float">
            <text:p>2.92307692307692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Red Onion</text:p>
          </table:table-cell>
          <table:table-cell table:formula="of:=[$result.$BO$2]" office:value-type="float" office:value="2.69736842105263" calcext:value-type="float">
            <text:p>2.69736842105263</text:p>
          </table:table-cell>
          <table:table-cell table:formula="of:=[$result.$BP$2]" office:value-type="float" office:value="2.68918918918919" calcext:value-type="float">
            <text:p>2.68918918918919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Straightneck Squash</text:p>
          </table:table-cell>
          <table:table-cell table:formula="of:=[$result.$BS$2]" office:value-type="float" office:value="3.00657894736842" calcext:value-type="float">
            <text:p>3.00657894736842</text:p>
          </table:table-cell>
          <table:table-cell table:formula="of:=[$result.$BT$2]" office:value-type="float" office:value="2.83974358974359" calcext:value-type="float">
            <text:p>2.83974358974359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Strawberry</text:p>
          </table:table-cell>
          <table:table-cell table:formula="of:=[$result.$BW$2]" office:value-type="float" office:value="3.63717948717949" calcext:value-type="float">
            <text:p>3.63717948717949</text:p>
          </table:table-cell>
          <table:table-cell table:formula="of:=[$result.$BX$2]" office:value-type="float" office:value="3.05128205128205" calcext:value-type="float">
            <text:p>3.05128205128205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Tomatillo</text:p>
          </table:table-cell>
          <table:table-cell table:formula="of:=[$result.$CA$2]" office:value-type="float" office:value="3.18421052631579" calcext:value-type="float">
            <text:p>3.18421052631579</text:p>
          </table:table-cell>
          <table:table-cell table:formula="of:=[$result.$CB$2]" office:value-type="float" office:value="3.44871794871795" calcext:value-type="float">
            <text:p>3.44871794871795</text:p>
          </table:table-cell>
          <table:table-cell table:number-columns-repeated="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7">00/00/0000</text:date>, <text:time style:data-style-name="N2" text:time-value="11:12:54.8787503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9-07T11:13:59.424036453</dc:date>
    <meta:editing-duration>PT5M41S</meta:editing-duration>
    <meta:editing-cycles>2</meta:editing-cycles>
    <meta:generator>LibreOffice/25.8.1.1$Linux_X86_64 LibreOffice_project/54047653041915e595ad4e45cccea684809c77b5</meta:generator>
    <meta:document-statistic meta:table-count="1" meta:cell-count="284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652cm" svg:y="3.952cm" style:legend-expansion="high" chart:style-name="ch2"/>
        <chart:plot-area chart:style-name="ch3" svg:x="0.32cm" svg:y="0.18cm" svg:width="14.012cm" svg:height="8.64cm">
          <chart:coordinate-region svg:x="1.147cm" svg:y="0.379cm" svg:width="13.185cm" svg:height="5.667cm"/>
          <chart:axis chart:dimension="x" chart:name="primary-x" chart:style-name="ch4" chartooo:axis-type="auto">
            <chartooo:date-scale/>
            <chart:categories table:cell-range-address="result.B8:result.B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.C8:result.C27" chart:label-cell-address="result.C7:result.C7" chart:class="chart:bar">
            <chart:data-point chart:repeated="20"/>
          </chart:series>
          <chart:series chart:style-name="ch8" chart:values-cell-range-address="result.D8:result.D27" chart:label-cell-address="result.D7:result.D7" chart:class="chart:ba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s</text:p>
                <draw:g>
                  <svg:desc>result.C7:result.C7</svg:desc>
                </draw:g>
              </table:table-cell>
              <table:table-cell office:value-type="string">
                <text:p>No</text:p>
                <draw:g>
                  <svg:desc>result.D7:result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tichoke</text:p>
                <draw:g>
                  <svg:desc>result.B8:result.B27</svg:desc>
                </draw:g>
              </table:table-cell>
              <table:table-cell office:value-type="float" office:value="26">
                <text:p>26</text:p>
                <draw:g>
                  <svg:desc>result.C8:result.C27</svg:desc>
                </draw:g>
              </table:table-cell>
              <table:table-cell office:value-type="float" office:value="13">
                <text:p>13</text:p>
                <draw:g>
                  <svg:desc>result.D8:result.D27</svg:desc>
                </draw:g>
              </table:table-cell>
            </table:table-row>
            <table:table-row>
              <table:table-cell office:value-type="string">
                <text:p>Avocado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Banana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Brussels Sprout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Cantaloupe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Cauliflower</text:p>
              </table:table-cell>
              <table:table-cell office:value-type="float" office:value="13">
                <text:p>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Chard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Crimini Mushroom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Golden Beet</text:p>
              </table:table-cell>
              <table:table-cell office:value-type="float" office:value="28">
                <text:p>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Jalapeno</text:p>
              </table:table-cell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Kiwi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Korean Melon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Lime</text:p>
              </table:table-cell>
              <table:table-cell office:value-type="float" office:value="28">
                <text:p>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ear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lucot</text:p>
              </table:table-cell>
              <table:table-cell office:value-type="float" office:value="28">
                <text:p>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ed Grapefruit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ed Onion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traightneck Squash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Strawberry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Tomatillo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4047653041915e595ad4e45cccea684809c77b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diamond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249cm" svg:height="11.582cm" xlink:href=".." xlink:type="simple" chart:class="chart:bar" chart:style-name="ch1">
        <chart:legend chart:legend-position="end" svg:x="26.167cm" svg:y="5.243cm" style:legend-expansion="high" chart:style-name="ch2"/>
        <chart:plot-area chart:style-name="ch3" svg:x="0.604cm" svg:y="0.231cm" svg:width="24.959cm" svg:height="11.12cm">
          <chart:coordinate-region svg:x="1.333cm" svg:y="0.43cm" svg:width="24.23cm" svg:height="8.147cm"/>
          <chart:axis chart:dimension="x" chart:name="primary-x" chart:style-name="ch4" chartooo:axis-type="auto">
            <chartooo:date-scale/>
            <chart:categories table:cell-range-address="result.B31:result.B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.C31:result.C50" chart:label-cell-address="result.C30:result.C30" chart:class="chart:bar">
            <chart:data-point chart:repeated="20"/>
          </chart:series>
          <chart:series chart:style-name="ch8" chart:values-cell-range-address="result.D31:result.D50" chart:label-cell-address="result.D30:result.D30" chart:class="chart:bar">
            <chart:data-point chart:repeated="15"/>
            <chart:data-point chart:style-name="ch9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cted Rancidness</text:p>
                <draw:g>
                  <svg:desc>result.C30:result.C30</svg:desc>
                </draw:g>
              </table:table-cell>
              <table:table-cell office:value-type="string">
                <text:p>Desired Rancidness</text:p>
                <draw:g>
                  <svg:desc>result.D30:result.D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tichoke</text:p>
                <draw:g>
                  <svg:desc>result.B31:result.B50</svg:desc>
                </draw:g>
              </table:table-cell>
              <table:table-cell office:value-type="float" office:value="3.26923076923077">
                <text:p>3.26923076923077</text:p>
                <draw:g>
                  <svg:desc>result.C31:result.C50</svg:desc>
                </draw:g>
              </table:table-cell>
              <table:table-cell office:value-type="float" office:value="3.28205128205128">
                <text:p>3.28205128205128</text:p>
                <draw:g>
                  <svg:desc>result.D31:result.D50</svg:desc>
                </draw:g>
              </table:table-cell>
            </table:table-row>
            <table:table-row>
              <table:table-cell office:value-type="string">
                <text:p>Avocado</text:p>
              </table:table-cell>
              <table:table-cell office:value-type="float" office:value="3.80263157894737">
                <text:p>3.80263157894737</text:p>
              </table:table-cell>
              <table:table-cell office:value-type="float" office:value="3.36486486486487">
                <text:p>3.36486486486487</text:p>
              </table:table-cell>
            </table:table-row>
            <table:table-row>
              <table:table-cell office:value-type="string">
                <text:p>Banana</text:p>
              </table:table-cell>
              <table:table-cell office:value-type="float" office:value="3.21621621621622">
                <text:p>3.21621621621622</text:p>
              </table:table-cell>
              <table:table-cell office:value-type="float" office:value="3.24358974358974">
                <text:p>3.24358974358974</text:p>
              </table:table-cell>
            </table:table-row>
            <table:table-row>
              <table:table-cell office:value-type="string">
                <text:p>Brussels Sprout</text:p>
              </table:table-cell>
              <table:table-cell office:value-type="float" office:value="2.26923076923077">
                <text:p>2.26923076923077</text:p>
              </table:table-cell>
              <table:table-cell office:value-type="float" office:value="2.43243243243243">
                <text:p>2.43243243243243</text:p>
              </table:table-cell>
            </table:table-row>
            <table:table-row>
              <table:table-cell office:value-type="string">
                <text:p>Cantaloupe</text:p>
              </table:table-cell>
              <table:table-cell office:value-type="float" office:value="2.92307692307692">
                <text:p>2.92307692307692</text:p>
              </table:table-cell>
              <table:table-cell office:value-type="float" office:value="2.77631578947368">
                <text:p>2.77631578947368</text:p>
              </table:table-cell>
            </table:table-row>
            <table:table-row>
              <table:table-cell office:value-type="string">
                <text:p>Cauliflower</text:p>
              </table:table-cell>
              <table:table-cell office:value-type="float" office:value="2.48026315789474">
                <text:p>2.48026315789474</text:p>
              </table:table-cell>
              <table:table-cell office:value-type="float" office:value="2.98076923076923">
                <text:p>2.98076923076923</text:p>
              </table:table-cell>
            </table:table-row>
            <table:table-row>
              <table:table-cell office:value-type="string">
                <text:p>Chard</text:p>
              </table:table-cell>
              <table:table-cell office:value-type="float" office:value="2.94736842105263">
                <text:p>2.94736842105263</text:p>
              </table:table-cell>
              <table:table-cell office:value-type="float" office:value="2.78378378378378">
                <text:p>2.78378378378378</text:p>
              </table:table-cell>
            </table:table-row>
            <table:table-row>
              <table:table-cell office:value-type="string">
                <text:p>Crimini Mushroom</text:p>
              </table:table-cell>
              <table:table-cell office:value-type="float" office:value="2.64864864864865">
                <text:p>2.64864864864865</text:p>
              </table:table-cell>
              <table:table-cell office:value-type="float" office:value="2.74248648648649">
                <text:p>2.74248648648649</text:p>
              </table:table-cell>
            </table:table-row>
            <table:table-row>
              <table:table-cell office:value-type="string">
                <text:p>Golden Beet</text:p>
              </table:table-cell>
              <table:table-cell office:value-type="float" office:value="2.73947368421053">
                <text:p>2.73947368421053</text:p>
              </table:table-cell>
              <table:table-cell office:value-type="float" office:value="3.05128205128205">
                <text:p>3.05128205128205</text:p>
              </table:table-cell>
            </table:table-row>
            <table:table-row>
              <table:table-cell office:value-type="string">
                <text:p>Jalapeno</text:p>
              </table:table-cell>
              <table:table-cell office:value-type="float" office:value="2.64864864864865">
                <text:p>2.64864864864865</text:p>
              </table:table-cell>
              <table:table-cell office:value-type="float" office:value="2.77083333333333">
                <text:p>2.77083333333333</text:p>
              </table:table-cell>
            </table:table-row>
            <table:table-row>
              <table:table-cell office:value-type="string">
                <text:p>Kiwi</text:p>
              </table:table-cell>
              <table:table-cell office:value-type="float" office:value="3.40394736842105">
                <text:p>3.40394736842105</text:p>
              </table:table-cell>
              <table:table-cell office:value-type="float" office:value="3.29059828205128">
                <text:p>3.29059828205128</text:p>
              </table:table-cell>
            </table:table-row>
            <table:table-row>
              <table:table-cell office:value-type="string">
                <text:p>Korean Melon</text:p>
              </table:table-cell>
              <table:table-cell office:value-type="float" office:value="2.85526315789474">
                <text:p>2.85526315789474</text:p>
              </table:table-cell>
              <table:table-cell office:value-type="float" office:value="2.61538461538462">
                <text:p>2.61538461538462</text:p>
              </table:table-cell>
            </table:table-row>
            <table:table-row>
              <table:table-cell office:value-type="string">
                <text:p>Lime</text:p>
              </table:table-cell>
              <table:table-cell office:value-type="float" office:value="2.51315789473684">
                <text:p>2.51315789473684</text:p>
              </table:table-cell>
              <table:table-cell office:value-type="float" office:value="2.76315789473684">
                <text:p>2.76315789473684</text:p>
              </table:table-cell>
            </table:table-row>
            <table:table-row>
              <table:table-cell office:value-type="string">
                <text:p>Pear</text:p>
              </table:table-cell>
              <table:table-cell office:value-type="float" office:value="3.48684210526316">
                <text:p>3.48684210526316</text:p>
              </table:table-cell>
              <table:table-cell office:value-type="float" office:value="3.21794871794872">
                <text:p>3.21794871794872</text:p>
              </table:table-cell>
            </table:table-row>
            <table:table-row>
              <table:table-cell office:value-type="string">
                <text:p>Plucot</text:p>
              </table:table-cell>
              <table:table-cell office:value-type="float" office:value="3.26973684210526">
                <text:p>3.26973684210526</text:p>
              </table:table-cell>
              <table:table-cell office:value-type="float" office:value="3.07948717948718">
                <text:p>3.07948717948718</text:p>
              </table:table-cell>
            </table:table-row>
            <table:table-row>
              <table:table-cell office:value-type="string">
                <text:p>Red Grapefruit</text:p>
              </table:table-cell>
              <table:table-cell office:value-type="float" office:value="2.875">
                <text:p>2.875</text:p>
              </table:table-cell>
              <table:table-cell office:value-type="float" office:value="2.92307692307692">
                <text:p>2.92307692307692</text:p>
              </table:table-cell>
            </table:table-row>
            <table:table-row>
              <table:table-cell office:value-type="string">
                <text:p>Red Onion</text:p>
              </table:table-cell>
              <table:table-cell office:value-type="float" office:value="2.69736842105263">
                <text:p>2.69736842105263</text:p>
              </table:table-cell>
              <table:table-cell office:value-type="float" office:value="2.68918918918919">
                <text:p>2.68918918918919</text:p>
              </table:table-cell>
            </table:table-row>
            <table:table-row>
              <table:table-cell office:value-type="string">
                <text:p>Straightneck Squash</text:p>
              </table:table-cell>
              <table:table-cell office:value-type="float" office:value="3.00657894736842">
                <text:p>3.00657894736842</text:p>
              </table:table-cell>
              <table:table-cell office:value-type="float" office:value="2.83974358974359">
                <text:p>2.83974358974359</text:p>
              </table:table-cell>
            </table:table-row>
            <table:table-row>
              <table:table-cell office:value-type="string">
                <text:p>Strawberry</text:p>
              </table:table-cell>
              <table:table-cell office:value-type="float" office:value="3.63717948717949">
                <text:p>3.63717948717949</text:p>
              </table:table-cell>
              <table:table-cell office:value-type="float" office:value="3.05128205128205">
                <text:p>3.05128205128205</text:p>
              </table:table-cell>
            </table:table-row>
            <table:table-row>
              <table:table-cell office:value-type="string">
                <text:p>Tomatillo</text:p>
              </table:table-cell>
              <table:table-cell office:value-type="float" office:value="3.18421052631579">
                <text:p>3.18421052631579</text:p>
              </table:table-cell>
              <table:table-cell office:value-type="float" office:value="3.44871794871795">
                <text:p>3.448717948717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4047653041915e595ad4e45cccea684809c77b5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